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27df" officeooo:paragraph-rsid="002027d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432" style:font-weight-asian="normal" style:font-weight-complex="normal"/>
    </style:style>
    <style:style style:name="T3" style:family="text">
      <style:text-properties fo:font-style="italic" fo:font-weight="normal" officeooo:rsid="00214432" style:font-style-asian="italic" style:font-weight-asian="normal" style:font-style-complex="italic" style:font-weight-complex="normal"/>
    </style:style>
    <style:style style:name="T4" style:family="text">
      <style:text-properties officeooo:rsid="002027df"/>
    </style:style>
    <style:style style:name="T5" style:family="text">
      <style:text-properties officeooo:rsid="0022e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4">5</text:span>L<text:span text:style-name="T4">9</text:span> German</text:p>
      <text:p text:style-name="P2"/>
      <text:p text:style-name="P2"/>
      <text:p text:style-name="P3">Es gibt (there is, there are) / Haben (possession)</text:p>
      <text:p text:style-name="P3"/>
      <text:p text:style-name="P3"><text:tab/>There are students.<text:tab/><text:tab/><text:tab/><text:tab/><text:span text:style-name="T1">Es gibt Sch[u]ler.</text:span></text:p>
      <text:p text:style-name="P3"><text:tab/>There is a pencil.<text:tab/><text:tab/><text:tab/><text:tab/><text:span text:style-name="T1">Es gibt einen Bleistift.</text:span></text:p>
      <text:p text:style-name="P3"><text:tab/>There is a notebook.<text:tab/><text:tab/><text:tab/><text:tab/><text:span text:style-name="T1">Es gibt ein Heft.</text:span></text:p>
      <text:p text:style-name="P3"><text:tab/>We have German class.<text:tab/><text:tab/><text:tab/><text:span text:style-name="T1">Wir haben Deutsch.</text:span></text:p>
      <text:p text:style-name="P3"><text:tab/>Is there a pen in the backpack?<text:tab/><text:tab/><text:span text:style-name="T1">Gibt es einen Kuli im Rucksack?</text:span></text:p>
      <text:p text:style-name="P3"><text:tab/>Is there sun today?<text:tab/><text:tab/><text:tab/><text:tab/><text:span text:style-name="T1">Gibt es Sonne heute?</text:span></text:p>
      <text:p text:style-name="P3"><text:tab/>She has math today.<text:tab/><text:tab/><text:tab/><text:tab/><text:span text:style-name="T1">Sie hat heute Mathe.</text:span></text:p>
      <text:p text:style-name="P3"><text:tab/>He has French.<text:tab/><text:tab/><text:tab/><text:tab/><text:span text:style-name="T1">Er hat Franz[o]sisch.</text:span></text:p>
      <text:p text:style-name="P3"><text:tab/>Max, do you have gym?<text:tab/><text:tab/><text:tab/><text:span text:style-name="T1">Max, hast du Sport/Tumen?</text:span></text:p>
      <text:p text:style-name="P3"><text:tab/>Mr. Meyer, do you have a computer?<text:tab/><text:span text:style-name="T1">Herr Meyer, haben Sie einen Computer?</text:span></text:p>
      <text:p text:style-name="P3"><text:span text:style-name="T1"/></text:p>
      <text:p text:style-name="P3"><text:span text:style-name="T1"><text:tab/><text:tab/><text:tab/><text:tab/><text:tab/><text:tab/><text:tab/></text:span><text:span text:style-name="T3">Subject +Verb + direct object</text:span></text:p>
      <text:p text:style-name="P3"/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1T15:38:44.859756197</dc:date>
    <meta:editing-duration>PT20H7M56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103" meta:character-count="589" meta:non-whitespace-character-count="460"/>
  </office:meta>
</office:document-meta>
</file>